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Helvetica1" svg:font-family="Helvetica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Frame_20_contents">
      <style:paragraph-properties fo:margin-top="0in" fo:margin-bottom="0in" loext:contextual-spacing="false" fo:line-height="100%" fo:text-align="center" style:justify-single-word="false"/>
    </style:style>
    <style:style style:name="P3" style:family="paragraph" style:parent-style-name="Frame_20_contents">
      <style:paragraph-properties fo:margin-top="0in" fo:margin-bottom="0in" loext:contextual-spacing="false" fo:line-height="100%" fo:text-align="center" style:justify-single-word="false"/>
      <style:text-properties fo:color="#000000" style:font-name="Helvetica" fo:font-size="10pt" officeooo:rsid="001fc64a" officeooo:paragraph-rsid="001fc64a" fo:background-color="#ffffff" style:font-size-asian="10pt" style:font-name-complex="Helvetica1" style:font-size-complex="10pt"/>
    </style:style>
    <style:style style:name="P4" style:family="paragraph" style:parent-style-name="Frame_20_contents">
      <style:paragraph-properties fo:margin-top="0in" fo:margin-bottom="0in" loext:contextual-spacing="false" fo:line-height="100%" fo:text-align="center" style:justify-single-word="false"/>
      <style:text-properties fo:color="#000000" style:font-name="Helvetica" fo:font-size="10pt" officeooo:rsid="00205475" officeooo:paragraph-rsid="00205475" fo:background-color="#ffffff" style:font-size-asian="10pt" style:font-name-complex="Helvetica1" style:font-size-complex="10pt"/>
    </style:style>
    <style:style style:name="P5" style:family="paragraph" style:parent-style-name="Frame_20_contents">
      <style:paragraph-properties fo:margin-top="0in" fo:margin-bottom="0in" loext:contextual-spacing="false" fo:line-height="100%" fo:text-align="center" style:justify-single-word="false"/>
      <style:text-properties fo:color="#000000" style:font-name="Helvetica" fo:font-size="10pt" officeooo:rsid="002214d1" officeooo:paragraph-rsid="002214d1" fo:background-color="#ffffff" style:font-size-asian="10pt" style:font-name-complex="Helvetica1" style:font-size-complex="10pt"/>
    </style:style>
    <style:style style:name="P6" style:family="paragraph" style:parent-style-name="Frame_20_contents">
      <style:paragraph-properties fo:margin-top="0in" fo:margin-bottom="0in" loext:contextual-spacing="false" fo:line-height="100%" fo:text-align="center" style:justify-single-word="false"/>
      <style:text-properties fo:color="#000000" style:font-name="Helvetica" fo:font-size="10pt" officeooo:rsid="00240b76" officeooo:paragraph-rsid="00240b76" fo:background-color="#ffffff" style:font-size-asian="10pt" style:font-name-complex="Helvetica1" style:font-size-complex="10pt"/>
    </style:style>
    <style:style style:name="P7" style:family="paragraph" style:parent-style-name="Frame_20_contents">
      <style:paragraph-properties fo:margin-top="0in" fo:margin-bottom="0in" loext:contextual-spacing="false" fo:line-height="100%" fo:text-align="center" style:justify-single-word="false"/>
      <style:text-properties fo:color="#000000" style:font-name="Helvetica" fo:font-size="10pt" officeooo:rsid="0025673a" officeooo:paragraph-rsid="0025673a" fo:background-color="#ffffff" style:font-size-asian="10pt" style:font-name-complex="Helvetica1" style:font-size-complex="10pt"/>
    </style:style>
    <style:style style:name="P8" style:family="paragraph" style:parent-style-name="Frame_20_contents">
      <style:paragraph-properties fo:margin-top="0in" fo:margin-bottom="0in" loext:contextual-spacing="false" fo:line-height="100%" fo:text-align="center" style:justify-single-word="false"/>
      <style:text-properties fo:color="#000000" style:font-name="Helvetica" fo:font-size="10pt" officeooo:rsid="0027ab57" officeooo:paragraph-rsid="0027ab57" fo:background-color="#ffffff" style:font-size-asian="10pt" style:font-name-complex="Helvetica1" style:font-size-complex="10pt"/>
    </style:style>
    <style:style style:name="P9" style:family="paragraph" style:parent-style-name="Frame_20_contents">
      <style:paragraph-properties fo:margin-top="0in" fo:margin-bottom="0in" loext:contextual-spacing="false" fo:line-height="100%" fo:text-align="center" style:justify-single-word="false"/>
      <style:text-properties officeooo:rsid="0027ab57" officeooo:paragraph-rsid="0027ab57"/>
    </style:style>
    <style:style style:name="P10" style:family="paragraph" style:parent-style-name="Frame_20_contents">
      <style:paragraph-properties fo:margin-top="0in" fo:margin-bottom="0in" loext:contextual-spacing="false" fo:line-height="100%" fo:text-align="center" style:justify-single-word="false"/>
      <style:text-properties officeooo:rsid="00282629" officeooo:paragraph-rsid="00282629"/>
    </style:style>
    <style:style style:name="P11" style:family="paragraph" style:parent-style-name="Frame_20_contents">
      <style:paragraph-properties fo:margin-top="0in" fo:margin-bottom="0in" loext:contextual-spacing="false" fo:line-height="100%" fo:text-align="center" style:justify-single-word="false"/>
      <style:text-properties officeooo:rsid="00289016" officeooo:paragraph-rsid="00289016"/>
    </style:style>
    <style:style style:name="P12" style:family="paragraph">
      <loext:graphic-properties draw:fill="none"/>
      <style:paragraph-properties fo:text-align="start"/>
      <style:text-properties fo:color="#ffffff" fo:font-size="18pt"/>
    </style:style>
    <style:style style:name="T1" style:family="text">
      <style:text-properties fo:font-variant="small-caps" fo:color="#000000" style:font-name="Helvetica" fo:font-size="10pt" fo:background-color="#ffffff" loext:char-shading-value="0" style:font-size-asian="10pt" style:font-name-complex="Helvetica1" style:font-size-complex="10pt"/>
    </style:style>
    <style:style style:name="T2" style:family="text">
      <style:text-properties fo:color="#000000" style:font-name="Helvetica" fo:font-size="10pt" fo:background-color="#ffffff" loext:char-shading-value="0" style:font-size-asian="10pt" style:font-name-complex="Helvetica1" style:font-size-complex="10pt"/>
    </style:style>
    <style:style style:name="T3" style:family="text">
      <style:text-properties officeooo:rsid="0028940e"/>
    </style:style>
    <style:style style:name="T4" style:family="text">
      <style:text-properties officeooo:rsid="00291e38"/>
    </style:style>
    <style:style style:name="gr1" style:family="graphic" style:parent-style-name="Frame">
      <style:graphic-properties draw:stroke="none" svg:stroke-width="0.0035in" draw:stroke-linejoin="miter" svg:stroke-linecap="butt" draw:fill="none" draw:textarea-vertical-align="middle" draw:auto-grow-height="false" fo:min-height="0.6016in" fo:min-width="1.7689in" fo:padding-top="0.05in" fo:padding-bottom="0.05in" fo:padding-left="0.1in" fo:padding-right="0.1in" fo:wrap-option="wrap" fo:margin-left="0in" fo:margin-right="0in" fo:margin-top="0in" fo:margin-bottom="0.0075in" style:run-through="foreground" style:wrap="run-through" style:number-wrapped-paragraphs="no-limit" style:vertical-pos="from-top" style:vertical-rel="page-content" style:horizontal-pos="from-lef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1" draw:name="Rectangle 79" draw:style-name="gr1" draw:text-style-name="P12" svg:width="1.9685in" svg:height="0.7012in" svg:x="1.9835in" svg:y="0.011in"><text:p text:style-name="P2"><text:span text:style-name="T1"/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Rectangle 80" draw:style-name="gr1" draw:text-style-name="P12" svg:width="1.9685in" svg:height="0.7012in" svg:x="1.9835in" svg:y="6.6953in"><text:p text:style-name="P2"><text:span text:style-name="T2"/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Rectangle 82" draw:style-name="gr1" draw:text-style-name="P12" svg:width="1.9685in" svg:height="0.7012in" svg:x="1.9835in" svg:y="5.9484in"><text:p text:style-name="P2"><text:span text:style-name="T2"/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Rectangle 84" draw:style-name="gr1" draw:text-style-name="P12" svg:width="1.9685in" svg:height="0.7012in" svg:x="1.9835in" svg:y="5.2071in"><text:p text:style-name="P2"><text:span text:style-name="T2"/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Rectangle 86" draw:style-name="gr1" draw:text-style-name="P12" svg:width="1.9685in" svg:height="0.7012in" svg:x="1.9835in" svg:y="4.4634in"><text:p text:style-name="P2"><text:span text:style-name="T2"/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Rectangle 88" draw:style-name="gr1" draw:text-style-name="P12" svg:width="1.9685in" svg:height="0.7012in" svg:x="1.9835in" svg:y="3.7209in"><text:p text:style-name="P2"><text:span text:style-name="T2"/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Rectangle 90" draw:style-name="gr1" draw:text-style-name="P12" svg:width="1.9685in" svg:height="0.7012in" svg:x="1.9835in" svg:y="2.9807in"><text:p text:style-name="P2"><text:span text:style-name="T2"/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Rectangle 92" draw:style-name="gr1" draw:text-style-name="P12" svg:width="1.9685in" svg:height="0.7012in" svg:x="1.9835in" svg:y="2.2398in"><text:p text:style-name="P2"><text:span text:style-name="T2"/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Rectangle 94" draw:style-name="gr1" draw:text-style-name="P12" svg:width="1.9685in" svg:height="0.7012in" svg:x="1.9835in" svg:y="1.4972in"><text:p text:style-name="P2"><text:span text:style-name="T2"/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Rectangle 96" draw:style-name="gr1" draw:text-style-name="P12" svg:width="1.9685in" svg:height="0.7012in" svg:x="1.9862in" svg:y="0.7528in"><text:p text:style-name="P2"><text:span text:style-name="T2"/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4" draw:name="Rectangle 77" draw:style-name="gr1" draw:text-style-name="P12" svg:width="1.9685in" svg:height="0.7012in" svg:x="3.978in" svg:y="0.7535in"><text:p text:style-name="P5">Pak Rusdiana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7" draw:name="Rectangle 75" draw:style-name="gr1" draw:text-style-name="P12" svg:width="1.9685in" svg:height="0.7012in" svg:x="3.9752in" svg:y="1.498in"><text:p text:style-name="P6">Mas Fuady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8" draw:name="Rectangle 73" draw:style-name="gr1" draw:text-style-name="P12" svg:width="1.9685in" svg:height="0.7012in" svg:x="3.9752in" svg:y="2.2402in"><text:p text:style-name="P7">Mas Khalif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9" draw:name="Rectangle 71" draw:style-name="gr1" draw:text-style-name="P12" svg:width="1.9685in" svg:height="0.7012in" svg:x="3.9752in" svg:y="2.9811in"><text:p text:style-name="P7">Mas Agung sedayu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0" draw:name="Rectangle 69" draw:style-name="gr1" draw:text-style-name="P12" svg:width="1.9685in" svg:height="0.7012in" svg:x="3.9752in" svg:y="3.7217in"><text:p text:style-name="P8">Mas Oyong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1" draw:name="Rectangle 67" draw:style-name="gr1" draw:text-style-name="P12" svg:width="1.9685in" svg:height="0.7012in" svg:x="3.9752in" svg:y="4.4638in"><text:p text:style-name="P9"><text:span text:style-name="T2">Mas Didik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2" draw:name="Rectangle 65" draw:style-name="gr1" draw:text-style-name="P12" svg:width="1.9685in" svg:height="0.7012in" svg:x="3.9752in" svg:y="5.2075in"><text:p text:style-name="P10"><text:span text:style-name="T2">Pak Ditto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3" draw:name="Rectangle 63" draw:style-name="gr1" draw:text-style-name="P12" svg:width="1.9685in" svg:height="0.7012in" svg:x="3.9752in" svg:y="5.9492in"><text:p text:style-name="P11"><text:span text:style-name="T2">Pak Prima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4" draw:name="Rectangle 61" draw:style-name="gr1" draw:text-style-name="P12" svg:width="1.9685in" svg:height="0.7012in" svg:x="3.9752in" svg:y="6.6957in"><text:p text:style-name="P2"><text:span text:style-name="T2"/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5" draw:name="Rectangle 60" draw:style-name="gr1" draw:text-style-name="P12" svg:width="1.9685in" svg:height="0.7012in" svg:x="3.9752in" svg:y="0.0118in"><text:p text:style-name="P5"><text:bookmark-start text:name="_GoBack"/>P<text:bookmark-end text:name="_GoBack"/>ak Trjali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6" draw:name="Rectangle 1" draw:style-name="gr1" draw:text-style-name="P12" svg:width="1.9685in" svg:height="0.7012in" svg:x="-0.0035in" svg:y="0.011in"><text:p text:style-name="P3">Jessica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7" draw:name="Rectangle 18" draw:style-name="gr1" draw:text-style-name="P12" svg:width="1.9685in" svg:height="0.7012in" svg:x="-0.0035in" svg:y="1.4972in"><text:p text:style-name="P3">Ghozi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8" draw:name="Rectangle 20" draw:style-name="gr1" draw:text-style-name="P12" svg:width="1.9685in" svg:height="0.7012in" svg:x="-0.0008in" svg:y="0.7528in"><text:p text:style-name="P3">Bayu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9" draw:name="Rectangle 16" draw:style-name="gr1" draw:text-style-name="P12" svg:width="1.9685in" svg:height="0.7012in" svg:x="-0.0035in" svg:y="2.2398in"><text:p text:style-name="P3">Guntur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" draw:name="Rectangle 14" draw:style-name="gr1" draw:text-style-name="P12" svg:width="1.9685in" svg:height="0.7012in" svg:x="-0.0035in" svg:y="2.9807in"><text:p text:style-name="P4">Tiffa <text:span text:style-name="T3">Sutopo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Rectangle 12" draw:style-name="gr1" draw:text-style-name="P12" svg:width="1.9685in" svg:height="0.7012in" svg:x="-0.0035in" svg:y="3.7209in"><text:p text:style-name="P4"><text:span text:style-name="T3">Sh</text:span>annani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3" draw:name="Rectangle 10" draw:style-name="gr1" draw:text-style-name="P12" svg:width="1.9685in" svg:height="0.7012in" svg:x="-0.0035in" svg:y="4.4634in"><text:p text:style-name="P4">Dimas <text:span text:style-name="T4">Prasetya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5" draw:name="Rectangle 8" draw:style-name="gr1" draw:text-style-name="P12" svg:width="1.9685in" svg:height="0.7012in" svg:x="-0.0035in" svg:y="5.2071in"><text:p text:style-name="P4">Argo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6" draw:name="Rectangle 6" draw:style-name="gr1" draw:text-style-name="P12" svg:width="1.9685in" svg:height="0.7012in" svg:x="-0.0035in" svg:y="5.9484in"><text:p text:style-name="P4">Bojun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Rectangle 4" draw:style-name="gr1" draw:text-style-name="P12" svg:width="1.9685in" svg:height="0.7012in" svg:x="-0.0035in" svg:y="6.6953in"><text:p text:style-name="P4">Bagas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Helvetica1" svg:font-family="Helvetica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D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D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6.1035in" fo:page-height="7.639in" style:num-format="1" style:print-orientation="portrait" fo:margin-top="0.1181in" fo:margin-bottom="0.1181in" fo:margin-left="0.0783in" fo:margin-right="0.0783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Dyah Utari Hastrarini</meta:initial-creator>
    <meta:editing-cycles>15</meta:editing-cycles>
    <meta:print-date>2019-11-16T16:15:00</meta:print-date>
    <meta:creation-date>2019-11-16T15:13:00</meta:creation-date>
    <dc:date>2019-11-24T16:18:27.653555423</dc:date>
    <meta:editing-duration>PT1H13M35S</meta:editing-duration>
    <meta:generator>LibreOffice/6.3.3.2$MacOSX_X86_64 LibreOffice_project/a64200df03143b798afd1ec74a12ab50359878ed</meta:generator>
    <meta:document-statistic meta:table-count="0" meta:image-count="0" meta:object-count="0" meta:page-count="1" meta:paragraph-count="19" meta:word-count="31" meta:character-count="163" meta:non-whitespace-character-count="1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